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5.0165cm"/>
    </style:style>
    <style:style style:name="co3" style:family="table-column">
      <style:table-column-properties fo:break-before="auto" style:column-width="4.14866666666667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3783333333333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number-columns-repeated="16379" table:default-cell-style-name="ce1"/>
        <table:table-row table:style-name="ro1">
          <table:table-cell office:value-type="string" table:style-name="ce1">
            <text:p>Файл</text:p>
          </table:table-cell>
          <table:table-cell office:value-type="string" table:style-name="ce1">
            <text:p>2-opt время (секунды)</text:p>
          </table:table-cell>
          <table:table-cell office:value-type="string" table:style-name="ce1">
            <text:p>3-opt время (секунды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5_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51_1</text:p>
          </table:table-cell>
          <table:table-cell office:value-type="float" office:value="1.3678330000000001E-2" table:style-name="ce1">
            <text:p>0,01367833</text:p>
          </table:table-cell>
          <table:table-cell office:value-type="float" office:value="6.5127000000000004E-2" table:style-name="ce1">
            <text:p>0,0651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70_1</text:p>
          </table:table-cell>
          <table:table-cell office:value-type="float" office:value="5.3201819999999997E-2" table:style-name="ce1">
            <text:p>0,05320182</text:p>
          </table:table-cell>
          <table:table-cell office:value-type="float" office:value="0.49156" table:style-name="ce1">
            <text:p>0,4915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76_1</text:p>
          </table:table-cell>
          <table:table-cell office:value-type="float" office:value="7.4265680000000001E-2" table:style-name="ce1">
            <text:p>0,07426568</text:p>
          </table:table-cell>
          <table:table-cell office:value-type="float" office:value="1.0200009999999999" table:style-name="ce1">
            <text:p>1,02000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76_2</text:p>
          </table:table-cell>
          <table:table-cell office:value-type="float" office:value="5.2168680000000002E-2" table:style-name="ce1">
            <text:p>0,05216868</text:p>
          </table:table-cell>
          <table:table-cell office:value-type="float" office:value="0.34918700000000003" table:style-name="ce1">
            <text:p>0,34918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99_1</text:p>
          </table:table-cell>
          <table:table-cell office:value-type="float" office:value="9.8803950000000001E-2" table:style-name="ce1">
            <text:p>0,09880395</text:p>
          </table:table-cell>
          <table:table-cell office:value-type="float" office:value="2.0272540000000001" table:style-name="ce1">
            <text:p>2,0272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1</text:p>
          </table:table-cell>
          <table:table-cell office:value-type="float" office:value="0.18773064" table:style-name="ce1">
            <text:p>0,18773064</text:p>
          </table:table-cell>
          <table:table-cell office:value-type="float" office:value="1.1115120000000001" table:style-name="ce1">
            <text:p>1,11151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2</text:p>
          </table:table-cell>
          <table:table-cell office:value-type="float" office:value="0.11080086" table:style-name="ce1">
            <text:p>0,11080086</text:p>
          </table:table-cell>
          <table:table-cell office:value-type="float" office:value="4.4573999999999998" table:style-name="ce1">
            <text:p>4,457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3</text:p>
          </table:table-cell>
          <table:table-cell office:value-type="float" office:value="0.17271" table:style-name="ce1">
            <text:p>0,17271</text:p>
          </table:table-cell>
          <table:table-cell office:value-type="float" office:value="1.1528350000000001" table:style-name="ce1">
            <text:p>1,15283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4</text:p>
          </table:table-cell>
          <table:table-cell office:value-type="float" office:value="0.18772607999999999" table:style-name="ce1">
            <text:p>0,18772608</text:p>
          </table:table-cell>
          <table:table-cell office:value-type="float" office:value="3.4172639999999999" table:style-name="ce1">
            <text:p>3,41726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5</text:p>
          </table:table-cell>
          <table:table-cell office:value-type="float" office:value="0.19823688" table:style-name="ce1">
            <text:p>0,19823688</text:p>
          </table:table-cell>
          <table:table-cell office:value-type="float" office:value="1.130199" table:style-name="ce1">
            <text:p>1,13019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0_6</text:p>
          </table:table-cell>
          <table:table-cell office:value-type="float" office:value="0.17956823999999999" table:style-name="ce1">
            <text:p>0,17956824</text:p>
          </table:table-cell>
          <table:table-cell office:value-type="float" office:value="1.1711450000000001" table:style-name="ce1">
            <text:p>1,17114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1_1</text:p>
          </table:table-cell>
          <table:table-cell office:value-type="float" office:value="0.19092567999999999" table:style-name="ce1">
            <text:p>0,19092568</text:p>
          </table:table-cell>
          <table:table-cell office:value-type="float" office:value="4.4370019999999997" table:style-name="ce1">
            <text:p>4,43700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5_1</text:p>
          </table:table-cell>
          <table:table-cell office:value-type="float" office:value="0.16068984" table:style-name="ce1">
            <text:p>0,16068984</text:p>
          </table:table-cell>
          <table:table-cell office:value-type="float" office:value="1.364357" table:style-name="ce1">
            <text:p>1,3643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07_1</text:p>
          </table:table-cell>
          <table:table-cell office:value-type="float" office:value="0.2435496" table:style-name="ce1">
            <text:p>0,2435496</text:p>
          </table:table-cell>
          <table:table-cell office:value-type="float" office:value="1.4249890000000001" table:style-name="ce1">
            <text:p>1,42498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24_1</text:p>
          </table:table-cell>
          <table:table-cell office:value-type="float" office:value="0.21223455999999999" table:style-name="ce1">
            <text:p>0,21223456</text:p>
          </table:table-cell>
          <table:table-cell office:value-type="float" office:value="5.3701749999999997" table:style-name="ce1">
            <text:p>5,37017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27_1</text:p>
          </table:table-cell>
          <table:table-cell office:value-type="float" office:value="0.4327744" table:style-name="ce1">
            <text:p>0,4327744</text:p>
          </table:table-cell>
          <table:table-cell office:value-type="float" office:value="6.0809420000000003" table:style-name="ce1">
            <text:p>6,08094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36_1</text:p>
          </table:table-cell>
          <table:table-cell office:value-type="float" office:value="0.43760951999999997" table:style-name="ce1">
            <text:p>0,43760952</text:p>
          </table:table-cell>
          <table:table-cell office:value-type="float" office:value="3.971927" table:style-name="ce1">
            <text:p>3,97192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44_1</text:p>
          </table:table-cell>
          <table:table-cell office:value-type="float" office:value="0.52493656" table:style-name="ce1">
            <text:p>0,52493656</text:p>
          </table:table-cell>
          <table:table-cell office:value-type="float" office:value="4.9044619999999997" table:style-name="ce1">
            <text:p>4,90446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50_1</text:p>
          </table:table-cell>
          <table:table-cell office:value-type="float" office:value="0.61120264000000002" table:style-name="ce1">
            <text:p>0,61120264</text:p>
          </table:table-cell>
          <table:table-cell office:value-type="float" office:value="5.9561659999999996" table:style-name="ce1">
            <text:p>5,95616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50_2</text:p>
          </table:table-cell>
          <table:table-cell office:value-type="float" office:value="0.62941071999999998" table:style-name="ce1">
            <text:p>0,62941072</text:p>
          </table:table-cell>
          <table:table-cell office:value-type="float" office:value="23.622170000000001" table:style-name="ce1">
            <text:p>23,6221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sp_152_1</text:p>
          </table:table-cell>
          <table:table-cell office:value-type="float" office:value="0.49170784000000001" table:style-name="ce1">
            <text:p>0,49170784</text:p>
          </table:table-cell>
          <table:table-cell office:value-type="float" office:value="5.7868830000000004" table:style-name="ce1">
            <text:p>5,786883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Страница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Пользователь</meta:initial-creator>
    <dc:creator>Мария</dc:creator>
    <meta:creation-date>2025-03-02T22:21:31Z</meta:creation-date>
    <dc:date>2025-03-02T22:29:54Z</dc:date>
    <meta:editing-cycles>1</meta:editing-cycles>
    <meta:editing-duration>PT2077S</meta:editing-duration>
  </office:meta>
</office:document-meta>
</file>